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211.49pt"/>
    </style:style>
    <style:style style:name="co74" style:family="table-column">
      <style:table-column-properties fo:break-before="auto" style:column-width="170.31pt"/>
    </style:style>
    <style:style style:name="co75" style:family="table-column">
      <style:table-column-properties fo:break-before="auto" style:column-width="95.7pt"/>
    </style:style>
    <style:style style:name="co76" style:family="table-column">
      <style:table-column-properties fo:break-before="auto" style:column-width="72.54pt"/>
    </style:style>
    <style:style style:name="co77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90" calcext:value-type="currency">
            <text:p>$1,6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02" calcext:value-type="currency">
            <text:p>$1,302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90" calcext:value-type="currency">
            <text:p>$1,19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49" calcext:value-type="currency">
            <text:p>$1,34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15" calcext:value-type="currency">
            <text:p>$1,41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04.83333333333" calcext:value-type="currency">
            <text:p>$1,30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4" calcext:value-type="currency">
            <text:p>$1,13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02.75" calcext:value-type="currency">
            <text:p>$1,20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101.66666666667" calcext:value-type="currency">
            <text:p>$1,10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210" calcext:value-type="currency">
            <text:p>$1,21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94" calcext:value-type="currency">
            <text:p>$1,194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11" calcext:value-type="currency">
            <text:p>$1,211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6:39:35.231335266</dc:date>
    <meta:editing-duration>P16DT23H23M29S</meta:editing-duration>
    <meta:editing-cycles>341</meta:editing-cycles>
    <meta:generator>LibreOffice/5.1.6.2$Linux_X86_64 LibreOffice_project/10m0$Build-2</meta:generator>
    <meta:document-statistic meta:table-count="9" meta:cell-count="4951" meta:object-count="0"/>
  </office:meta>
</office:document-meta>
</file>